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fo:background-color="transparent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етод наименьших квадратов для функции 2х переменных</text:p>
      <text:p text:style-name="Standard"/>
      <text:p text:style-name="Standard">Пусть имеем N точек <draw:frame draw:style-name="fr1" draw:name="Объект1" text:anchor-type="as-char" svg:width="3.563cm" svg:height="0.531cm" draw:z-index="0"><draw:object xlink:href="./Object 1" xlink:type="simple" xlink:show="embed" xlink:actuate="onLoad"/><draw:image xlink:href="./ObjectReplacements/Object 1" xlink:type="simple" xlink:show="embed" xlink:actuate="onLoad"/></draw:frame>. Найдем плоскость, аппроксимирующую их наилучшим образом.</text:p>
      <text:p text:style-name="Standard">Уравнение плоскости будем искать в виде <draw:frame draw:style-name="fr1" draw:name="Объект2" text:anchor-type="as-char" svg:width="3.591cm" svg:height="0.487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>Расстояние от i<text:span text:style-name="T1">й</text:span><text:span text:style-name="T2"> точки до плоскости определим как </text:span><text:span text:style-name="T2"><draw:frame draw:style-name="fr1" draw:name="Объект3" text:anchor-type="as-char" svg:width="3.468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. Тогда условие минимального отклонения выглядит будет выглядеть следующим образом:</text:span></text:p>
      <text:p text:style-name="P1"><text:span text:style-name="T2"><draw:frame draw:style-name="fr1" draw:name="Объект4" text:anchor-type="as-char" svg:width="2.764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.</text:span></text:p>
      <text:p text:style-name="P2"><text:span text:style-name="T2">Что бы найти минимум функции S найдем ее частные производные по параметрам </text:span><text:span text:style-name="T3">a</text:span><text:span text:style-name="T2">, </text:span><text:span text:style-name="T3">b</text:span><text:span text:style-name="T2"> и </text:span><text:span text:style-name="T3">с</text:span><text:span text:style-name="T4"> и приравняем нулю:</text:span></text:p>
      <text:p text:style-name="P1"><text:span text:style-name="T3"><draw:frame draw:style-name="fr1" draw:name="Объект5" text:anchor-type="as-char" svg:width="11.957cm" svg:height="3.80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pan text:style-name="T2">Решая систему любым удобным способом, найдем искомую функцию.</text:span></text:p>
      <text:p text:style-name="P4"><text:span text:style-name="T2"><draw:frame draw:style-name="fr2" draw:name="Объект6" text:anchor-type="as-char" svg:width="13.176cm" svg:height="6.29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><text:span text:style-name="T2">Главное не запутать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6-19T22:56:39</meta:creation-date>
    <meta:generator>OpenOffice.org/3.2$Linux OpenOffice.org_project/320m12$Build-9483</meta:generator>
    <dc:date>2010-06-20T15:49:59</dc:date>
    <dc:creator>Dynnikov Yaroslav</dc:creator>
    <meta:editing-duration>PT16H53M21S</meta:editing-duration>
    <meta:editing-cycles>5</meta:editing-cycles>
    <meta:document-statistic meta:table-count="0" meta:image-count="0" meta:object-count="6" meta:page-count="1" meta:paragraph-count="10" meta:word-count="74" meta:character-count="496"/>
  </office:meta>
</office:document-meta>
</file>

<file path=Object 1/content.xml><?xml version="1.0" encoding="utf-8"?>
<math xmlns="http://www.w3.org/1998/Math/MathML">
  <semantics>
    <mrow>
      <mrow>
        <mo stretchy="false">(</mo>
        <mrow>
          <msub>
            <mi>x</mi>
            <mi>i</mi>
          </msub>
          <mi>,</mi>
          <msub>
            <mi>y</mi>
            <mi>i</mi>
          </msub>
          <mi>,</mi>
          <msub>
            <mi>z</mi>
            <mi>i</mi>
          </msub>
        </mrow>
        <mo stretchy="false">)</mo>
      </mrow>
      <mi>,</mi>
      <mi/>
      <mrow>
        <mi>i</mi>
        <mi mathvariant="normal">=</mi>
        <mover accent="true">
          <mrow>
            <mn>1,</mn>
            <mi>N</mi>
          </mrow>
          <mo>¯</mo>
        </mover>
      </mrow>
    </mrow>
    <annotation encoding="StarMath 5.0">(x_i, y_i, z_i),~ i = overline{1,N} </annotation>
  </semantics>
</math>
</file>

<file path=Object 2/content.xml><?xml version="1.0" encoding="utf-8"?>
<math xmlns="http://www.w3.org/1998/Math/MathML">
  <semantics>
    <mrow>
      <mi>z</mi>
      <mrow>
        <mrow>
          <mo stretchy="false">(</mo>
          <mrow>
            <mi>x</mi>
            <mi>,</mi>
            <mi>y</mi>
          </mrow>
          <mo stretchy="false">)</mo>
        </mrow>
        <mi mathvariant="normal">=</mi>
        <mrow>
          <mrow>
            <mi mathvariant="italic">ax</mi>
            <mo stretchy="false">+</mo>
            <mi mathvariant="italic">by</mi>
          </mrow>
          <mo stretchy="false">+</mo>
          <mi>c</mi>
        </mrow>
      </mrow>
    </mrow>
    <annotation encoding="StarMath 5.0">z(x,y) = ax+by+c</annotation>
  </semantics>
</math>
</file>

<file path=Object 3/content.xml><?xml version="1.0" encoding="utf-8"?>
<math xmlns="http://www.w3.org/1998/Math/MathML">
  <semantics>
    <mrow>
      <msub>
        <mo stretchy="false">δ</mo>
        <mi>i</mi>
      </msub>
      <mi mathvariant="normal">=</mi>
      <mrow>
        <mrow>
          <mrow>
            <msub>
              <mi>z</mi>
              <mi>i</mi>
            </msub>
            <mi mathvariant="normal">−</mi>
            <msub>
              <mi mathvariant="italic">ax</mi>
              <mi>i</mi>
            </msub>
          </mrow>
          <mi mathvariant="normal">−</mi>
          <msub>
            <mi mathvariant="italic">bx</mi>
            <mi>i</mi>
          </msub>
        </mrow>
        <mi mathvariant="normal">−</mi>
        <mi>c</mi>
      </mrow>
    </mrow>
    <annotation encoding="StarMath 5.0">%delta_i = z_i - ax_i - bx_i -c</annotation>
  </semantics>
</math>
</file>

<file path=Object 4/content.xml><?xml version="1.0" encoding="utf-8"?>
<math xmlns="http://www.w3.org/1998/Math/MathML">
  <semantics>
    <mrow>
      <mrow>
        <mi>S</mi>
        <mi mathvariant="normal">=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sup>
            <mo stretchy="false">δ</mo>
            <mi>i</mi>
            <mn>2</mn>
          </msubsup>
        </mrow>
      </mrow>
      <mi mathvariant="normal">=</mi>
      <mi mathvariant="italic">min</mi>
    </mrow>
    <annotation encoding="StarMath 5.0">S = sum from i=1 to N %delta_i^2 = min</annotation>
  </semantics>
</math>
</file>

<file path=Object 5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a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o stretchy="false">δ</mo>
                    <mi>i</mi>
                  </msub>
                </mrow>
                <mrow>
                  <msub>
                    <mi>x</mi>
                    <mi>i</mi>
                  </msub>
                  <mi mathvariant="normal">=</mi>
                  <mn>0</mn>
                </mrow>
              </mrow>
            </mtd>
          </mtr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b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o stretchy="false">δ</mo>
                    <mi>i</mi>
                  </msub>
                </mrow>
                <mrow>
                  <msub>
                    <mi>y</mi>
                    <mi>i</mi>
                  </msub>
                  <mi mathvariant="normal">=</mi>
                  <mn>0</mn>
                </mrow>
              </mrow>
            </mtd>
          </mtr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c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o stretchy="false">δ</mo>
                    <mi>i</mi>
                  </msub>
                </mrow>
                <mrow>
                  <mi/>
                  <mi mathvariant="normal">=</mi>
                  <mn>0</mn>
                </mrow>
              </mrow>
            </mtd>
          </mtr>
        </mtable>
      </mrow>
      <mi/>
      <mstyle mathvariant="bold">
        <mrow>
          <mi mathvariant="normal">⇒</mi>
        </mrow>
      </mstyle>
      <mi/>
      <mfenced open="" close="">
        <mtable>
          <mtr>
            <mtd>
              <mrow>
                <mi mathvariant="normal">∑</mi>
                <msubsup>
                  <mi>x</mi>
                  <mi>i</mi>
                  <mn>2</mn>
                </msubsup>
              </mrow>
            </mtd>
            <mtd>
              <mrow>
                <mrow>
                  <mi mathvariant="normal">∑</mi>
                  <msub>
                    <mi>x</mi>
                    <mi>i</mi>
                  </msub>
                </mrow>
                <msub>
                  <mi>y</mi>
                  <mi>i</mi>
                </msub>
              </mrow>
            </mtd>
            <mtd>
              <mrow>
                <mi mathvariant="normal">∑</mi>
                <msub>
                  <mi>x</mi>
                  <mi>i</mi>
                </msub>
              </mrow>
            </mtd>
          </mtr>
          <mtr>
            <mtd>
              <mrow>
                <mrow>
                  <mi mathvariant="normal">∑</mi>
                  <msub>
                    <mi>x</mi>
                    <mi>i</mi>
                  </msub>
                </mrow>
                <msub>
                  <mi>y</mi>
                  <mi>i</mi>
                </msub>
              </mrow>
            </mtd>
            <mtd>
              <mrow>
                <mi mathvariant="normal">∑</mi>
                <msubsup>
                  <mi>y</mi>
                  <mi>i</mi>
                  <mn>2</mn>
                </msubsup>
              </mrow>
            </mtd>
            <mtd>
              <mrow>
                <mi mathvariant="normal">∑</mi>
                <msub>
                  <mi>y</mi>
                  <mi>i</mi>
                </msub>
              </mrow>
            </mtd>
          </mtr>
          <mtr>
            <mtd>
              <mrow>
                <mi mathvariant="normal">∑</mi>
                <msub>
                  <mi>x</mi>
                  <mi>i</mi>
                </msub>
              </mrow>
            </mtd>
            <mtd>
              <mrow>
                <mi mathvariant="normal">∑</mi>
                <msub>
                  <mi>y</mi>
                  <mi>i</mi>
                </msub>
              </mrow>
            </mtd>
            <mtd>
              <mi>N</mi>
            </mtd>
          </mtr>
        </mtable>
      </mfenced>
      <mrow>
        <mfenced open="" close=""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fenced>
        <mi mathvariant="normal">=</mi>
        <mfenced open="" close="">
          <mtable>
            <mtr>
              <mtd>
                <mrow>
                  <mrow>
                    <mi mathvariant="normal">∑</mi>
                    <msub>
                      <mi>z</mi>
                      <mi>i</mi>
                    </msub>
                  </mrow>
                  <msub>
                    <mi>x</mi>
                    <mi>i</mi>
                  </msub>
                </mrow>
              </mtd>
            </mtr>
            <mtr>
              <mtd>
                <mrow>
                  <mrow>
                    <mi mathvariant="normal">∑</mi>
                    <msub>
                      <mi>z</mi>
                      <mi>i</mi>
                    </msub>
                  </mrow>
                  <msub>
                    <mi>y</mi>
                    <mi>i</mi>
                  </msub>
                </mrow>
              </mtd>
            </mtr>
            <mtr>
              <mtd>
                <mrow>
                  <mi mathvariant="normal">∑</mi>
                  <msub>
                    <mi>z</mi>
                    <mi>i</mi>
                  </msub>
                </mrow>
              </mtd>
            </mtr>
          </mtable>
        </mfenced>
      </mrow>
    </mrow>
    <annotation encoding="StarMath 5.0">left lbrace stack 
{ 
	{ {partial S} over {partial a} = -2 sum from i=1 to N %delta_i x_i = 0 } 
	# 
	{ {partial S} over {partial b} = -2 sum from i=1 to N %delta_i y_i = 0 } 
	# 
	{ {partial S} over {partial c} = -2 sum from i=1 to N %delta_i~ = 0 } 
} 
right none
~~bold drarrow~~

left (
matrix
{
	sum x_i^2 # sum x_i y_i # sum x_i
	##
	sum x_i y_i # sum y_i^2 # sum y_i
	##
	sum x_i # sum y_i # N
}
right )
left ( stack {a#b#c} right) = 
left ( 
stack 
{
	sum z_i x_i
	#
	sum z_i y_i
	#
	sum z_i
}
right)</annotation>
  </semantics>
</math>
</file>

<file path=Object 6/content.xml><?xml version="1.0" encoding="utf-8"?>
<math xmlns="http://www.w3.org/1998/Math/MathML">
  <semantics>
    <mtable>
      <mtr>
        <mtd>
          <mrow>
            <mi>c</mi>
            <mi mathvariant="normal">=</mi>
            <mfrac>
              <mrow>
                <mover>
                  <mover>
                    <mfenced open="" close="">
                      <mrow>
                        <mrow>
                          <mi mathvariant="italic">Sz</mi>
                          <mi mathvariant="normal">⋅</mi>
                          <mi mathvariant="italic">Sxx</mi>
                        </mrow>
                        <mi mathvariant="normal">−</mi>
                        <mrow>
                          <mi mathvariant="italic">Szx</mi>
                          <mi mathvariant="normal">⋅</mi>
                          <mi mathvariant="italic">Sx</mi>
                        </mrow>
                      </mrow>
                    </mfenced>
                    <mo stretchy="false"></mo>
                  </mover>
                  <mi>A</mi>
                </mover>
                <mrow>
                  <mover>
                    <mover>
                      <mfenced open="" close="">
                        <mrow>
                          <mrow>
                            <mi mathvariant="italic">Syy</mi>
                            <mi mathvariant="normal">⋅</mi>
                            <mi mathvariant="italic">Sxx</mi>
                          </mrow>
                          <mi mathvariant="normal">−</mi>
                          <msup>
                            <mi mathvariant="italic">Sxy</mi>
                            <mn>2</mn>
                          </msup>
                        </mrow>
                      </mfenced>
                      <mo stretchy="false"></mo>
                    </mover>
                    <mi>B</mi>
                  </mover>
                  <mi mathvariant="normal">−</mi>
                  <mover>
                    <mover>
                      <mfenced open="" close="">
                        <mrow>
                          <mrow>
                            <mi mathvariant="italic">Szy</mi>
                            <mi mathvariant="normal">⋅</mi>
                            <mi mathvariant="italic">Sxx</mi>
                          </mrow>
                          <mi mathvariant="normal">−</mi>
                          <mrow>
                            <mi mathvariant="italic">Szx</mi>
                            <mi mathvariant="normal">⋅</mi>
                            <mi mathvariant="italic">Sxy</mi>
                          </mrow>
                        </mrow>
                      </mfenced>
                      <mo stretchy="false"></mo>
                    </mover>
                    <mi>D</mi>
                  </mover>
                </mrow>
                <mover>
                  <mover>
                    <mfenced open="" close="">
                      <mrow>
                        <mrow>
                          <mi mathvariant="italic">Sy</mi>
                          <mi mathvariant="normal">⋅</mi>
                          <mi mathvariant="italic">Sxx</mi>
                        </mrow>
                        <mi mathvariant="normal">−</mi>
                        <mrow>
                          <mi mathvariant="italic">Sxy</mi>
                          <mi mathvariant="normal">⋅</mi>
                          <mi mathvariant="italic">Sx</mi>
                        </mrow>
                      </mrow>
                    </mfenced>
                    <mo stretchy="false"></mo>
                  </mover>
                  <mi>E</mi>
                </mover>
              </mrow>
              <mrow>
                <munder>
                  <munder>
                    <mfenced open="" close="">
                      <mrow>
                        <mrow>
                          <mi>N</mi>
                          <mi mathvariant="normal">⋅</mi>
                          <mi mathvariant="italic">Sxx</mi>
                        </mrow>
                        <mi mathvariant="normal">−</mi>
                        <msup>
                          <mi mathvariant="italic">Sx</mi>
                          <mn>2</mn>
                        </msup>
                      </mrow>
                    </mfenced>
                    <mo stretchy="false"></mo>
                  </munder>
                  <mi>F</mi>
                </munder>
                <mrow>
                  <munder>
                    <munder>
                      <mfenced open="" close="">
                        <mrow>
                          <mrow>
                            <mi mathvariant="italic">Syy</mi>
                            <mi mathvariant="normal">⋅</mi>
                            <mi mathvariant="italic">Sxx</mi>
                          </mrow>
                          <mi mathvariant="normal">−</mi>
                          <msup>
                            <mi mathvariant="italic">Sxy</mi>
                            <mn>2</mn>
                          </msup>
                        </mrow>
                      </mfenced>
                      <mo stretchy="false"></mo>
                    </munder>
                    <mi>B</mi>
                  </munder>
                  <mi mathvariant="normal">−</mi>
                  <msup>
                    <munder>
                      <munder>
                        <mfenced open="" close="">
                          <mrow>
                            <mrow>
                              <mi mathvariant="italic">Sy</mi>
                              <mi mathvariant="normal">⋅</mi>
                              <mi mathvariant="italic">Sxx</mi>
                            </mrow>
                            <mi mathvariant="normal">−</mi>
                            <mrow>
                              <mi mathvariant="italic">Sxy</mi>
                              <mi mathvariant="normal">⋅</mi>
                              <mi mathvariant="italic">Sx</mi>
                            </mrow>
                          </mrow>
                        </mfenced>
                        <mo stretchy="false"></mo>
                      </munder>
                      <mi>E</mi>
                    </munder>
                    <mn>2</mn>
                  </msup>
                </mrow>
              </mrow>
            </mfrac>
          </mrow>
        </mtd>
      </mtr>
      <mtr>
        <mtd/>
      </mtr>
      <mtr>
        <mtd>
          <mrow>
            <mi>b</mi>
            <mi mathvariant="normal">=</mi>
            <mfrac>
              <mrow>
                <mover>
                  <mover>
                    <mfenced open="" close="">
                      <mrow>
                        <mrow>
                          <mi mathvariant="italic">Szy</mi>
                          <mi mathvariant="normal">⋅</mi>
                          <mi mathvariant="italic">Sxx</mi>
                        </mrow>
                        <mi mathvariant="normal">−</mi>
                        <mrow>
                          <mi mathvariant="italic">Szx</mi>
                          <mi mathvariant="normal">⋅</mi>
                          <mi mathvariant="italic">Sxy</mi>
                        </mrow>
                      </mrow>
                    </mfenced>
                    <mo stretchy="false"></mo>
                  </mover>
                  <mi>D</mi>
                </mover>
                <mi mathvariant="normal">−</mi>
                <mrow>
                  <mi>c</mi>
                  <mi mathvariant="normal">⋅</mi>
                  <mover>
                    <mover>
                      <mfenced open="" close="">
                        <mrow>
                          <mrow>
                            <mi mathvariant="italic">Sy</mi>
                            <mi mathvariant="normal">⋅</mi>
                            <mi mathvariant="italic">Sxx</mi>
                          </mrow>
                          <mi mathvariant="normal">−</mi>
                          <mrow>
                            <mi mathvariant="italic">Sxy</mi>
                            <mi mathvariant="normal">⋅</mi>
                            <mi mathvariant="italic">Sx</mi>
                          </mrow>
                        </mrow>
                      </mfenced>
                      <mo stretchy="false"></mo>
                    </mover>
                    <mi>E</mi>
                  </mover>
                </mrow>
              </mrow>
              <munder>
                <munder>
                  <mfenced open="" close="">
                    <mrow>
                      <mrow>
                        <mi mathvariant="italic">Syy</mi>
                        <mi mathvariant="normal">⋅</mi>
                        <mi mathvariant="italic">Sxx</mi>
                      </mrow>
                      <mi mathvariant="normal">−</mi>
                      <msup>
                        <mi mathvariant="italic">Sxy</mi>
                        <mn>2</mn>
                      </msup>
                    </mrow>
                  </mfenced>
                  <mo stretchy="false"></mo>
                </munder>
                <mi>B</mi>
              </munder>
            </mfrac>
          </mrow>
        </mtd>
      </mtr>
      <mtr>
        <mtd/>
      </mtr>
      <mtr>
        <mtd>
          <mrow>
            <mi>a</mi>
            <mi mathvariant="normal">=</mi>
            <mfrac>
              <mrow>
                <mrow>
                  <mi mathvariant="italic">Szx</mi>
                  <mi mathvariant="normal">−</mi>
                  <mrow>
                    <mi>b</mi>
                    <mi mathvariant="normal">⋅</mi>
                    <mi mathvariant="italic">Sxy</mi>
                  </mrow>
                </mrow>
                <mi mathvariant="normal">−</mi>
                <mrow>
                  <mi>c</mi>
                  <mi mathvariant="normal">⋅</mi>
                  <mi mathvariant="italic">Sx</mi>
                </mrow>
              </mrow>
              <mi mathvariant="italic">Sxx</mi>
            </mfrac>
          </mrow>
        </mtd>
      </mtr>
    </mtable>
    <annotation encoding="StarMath 5.0">c =
{
	{ left ( Sz cdot Sxx - Szx cdot Sx right ) } overbrace A
	{ left (Syy cdot Sxx - Sxy^2 right ) } overbrace B
	- 
	{ left ( Szy cdot Sxx - Szx cdot Sxy right ) } overbrace D
	{ left ( Sy cdot Sxx - Sxy cdot Sx right ) } overbrace E
}
over
{
	{ left ( N cdot Sxx - Sx^2 right ) } underbrace F
	{ left (Syy cdot Sxx - Sxy^2 right ) } underbrace B
	- 
	{{ left ( Sy cdot Sxx - Sxy cdot Sx right ) } underbrace E }^2
}
newline newline alignl
b = 
{
	{ left ( Szy cdot Sxx - Szx cdot Sxy right ) } overbrace D
	- 
	c cdot  { left ( Sy cdot Sxx - Sxy cdot Sx right )  overbrace E }
}
over 
{
	alignc 
	{ left (Syy cdot Sxx - Sxy^2 right ) } underbrace B
}
newline newline alignl
a = 
{ Szx - b cdot Sxy - c cdot Sx } over { alignc Sxx }</annotation>
  </semantics>
</math>
</file>